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2" style:family="paragraph" style:parent-style-name="Standard">
      <style:paragraph-properties fo:line-height="100%"/>
      <style:text-properties style:font-name="DejaVu Sans1" fo:font-weight="bold" officeooo:paragraph-rsid="0049f84d" style:font-weight-asian="bold" style:font-name-complex="Arial2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DejaVu Sans1" fo:font-size="8pt" officeooo:paragraph-rsid="004d294b" style:font-size-asian="8pt" style:font-name-complex="Arial2" style:font-size-complex="8pt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paragraph-rsid="0049f84d" style:font-name-complex="Arial2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rsid="002d8382" officeooo:paragraph-rsid="0049f84d" style:font-name-complex="Arial2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style:text-underline-style="solid" style:text-underline-width="auto" style:text-underline-color="font-color" officeooo:paragraph-rsid="0049f84d" style:font-name-complex="Arial2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paragraph-rsid="0049f84d" fo:background-color="#ffffff" style:font-name-complex="Arial2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paragraph-rsid="005d80cc" fo:background-color="#ffffff" style:font-name-complex="Arial2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use-window-font-color="true" style:font-name="DejaVu Sans1" officeooo:paragraph-rsid="0049f84d" fo:background-color="#ffffff" style:font-name-complex="Arial2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paragraph-properties fo:margin-left="5.4102in" fo:margin-right="0in" fo:line-height="100%" fo:text-indent="0in" style:auto-text-indent="false"/>
      <style:text-properties style:font-name="DejaVu Sans1" officeooo:paragraph-rsid="0049f84d" style:font-name-complex="Arial2"/>
    </style:style>
    <style:style style:name="P13" style:family="paragraph" style:parent-style-name="Standard">
      <style:paragraph-properties fo:margin-top="0.0555in" fo:margin-bottom="0.0555in" loext:contextual-spacing="false" fo:line-height="100%" fo:text-align="justify" style:justify-single-word="false"/>
      <style:text-properties fo:color="#1f4e79" style:font-name="DejaVu Sans1" fo:font-size="20pt" officeooo:rsid="002d8382" officeooo:paragraph-rsid="0049f84d" style:font-size-asian="20pt" style:font-name-complex="Arial2" style:font-size-complex="20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DejaVu Sans1" fo:font-weight="bold" officeooo:rsid="0063d838" officeooo:paragraph-rsid="0063d838" style:font-weight-asian="bold" style:font-name-complex="Arial2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DejaVu Sans1" fo:font-weight="bold" officeooo:rsid="00664b8d" officeooo:paragraph-rsid="00664b8d" style:font-weight-asian="bold" style:font-name-complex="Arial2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546457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664b8d"/>
    </style:style>
    <style:style style:name="P18" style:family="paragraph" style:parent-style-name="Standard" style:master-page-name="First_20_Page">
      <style:paragraph-properties fo:line-height="100%" fo:text-align="center" style:justify-single-word="false" style:page-number="auto"/>
      <style:text-properties officeooo:paragraph-rsid="004d294b"/>
    </style:style>
    <style:style style:name="P19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DejaVu Sans1" fo:font-weight="bold" officeooo:paragraph-rsid="0049f84d" style:font-weight-asian="bold" style:font-name-complex="Arial2"/>
    </style:style>
    <style:style style:name="P20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DejaVu Sans1" fo:font-weight="bold" officeooo:paragraph-rsid="00546457" style:font-weight-asian="bold" style:font-name-complex="Arial2"/>
    </style:style>
    <style:style style:name="P21" style:family="paragraph" style:parent-style-name="Heading_20_2">
      <style:paragraph-properties fo:margin-top="0in" fo:margin-bottom="0in" loext:contextual-spacing="false" fo:line-height="100%" fo:text-align="justify" style:justify-single-word="false"/>
      <style:text-properties officeooo:paragraph-rsid="00546457"/>
    </style:style>
    <style:style style:name="T1" style:family="text">
      <style:text-properties officeooo:rsid="0009f73b"/>
    </style:style>
    <style:style style:name="T2" style:family="text">
      <style:text-properties officeooo:rsid="000cf361"/>
    </style:style>
    <style:style style:name="T3" style:family="text">
      <style:text-properties fo:color="#7f7f7f"/>
    </style:style>
    <style:style style:name="T4" style:family="text">
      <style:text-properties fo:color="#7f7f7f" style:font-name="Arial1" fo:font-size="9pt" style:font-size-asian="9pt" style:font-name-complex="Arial2" style:font-size-complex="9pt"/>
    </style:style>
    <style:style style:name="T5" style:family="text">
      <style:text-properties fo:color="#7f7f7f" style:font-name="DejaVu Sans1" fo:font-size="8pt" style:font-size-asian="8pt" style:font-name-complex="Arial2" style:font-size-complex="8pt"/>
    </style:style>
    <style:style style:name="T6" style:family="text">
      <style:text-properties fo:color="#7f7f7f" style:font-name="DejaVu Sans1" fo:font-size="8pt" officeooo:rsid="0009f73b" style:font-size-asian="8pt" style:font-name-complex="Arial2" style:font-size-complex="8pt"/>
    </style:style>
    <style:style style:name="T7" style:family="text">
      <style:text-properties fo:color="#7f7f7f" style:font-name="DejaVu Sans1" fo:font-size="5pt" style:font-size-asian="5pt" style:font-name-complex="Arial2" style:font-size-complex="5pt"/>
    </style:style>
    <style:style style:name="T8" style:family="text">
      <style:text-properties fo:color="#7f7f7f" style:font-name="DejaVu Sans1" fo:font-size="6pt" style:font-size-asian="6pt" style:font-name-complex="Arial2" style:font-size-complex="6pt"/>
    </style:style>
    <style:style style:name="T9" style:family="text">
      <style:text-properties fo:color="#7f7f7f" officeooo:rsid="0009f73b"/>
    </style:style>
    <style:style style:name="T10" style:family="text">
      <style:text-properties fo:color="#7f7f7f" fo:font-size="5pt" style:font-size-asian="5pt" style:font-size-complex="5pt"/>
    </style:style>
    <style:style style:name="T11" style:family="text">
      <style:text-properties fo:color="#7f7f7f" fo:font-size="6pt" style:font-size-asian="6pt" style:font-size-complex="6pt"/>
    </style:style>
    <style:style style:name="T12" style:family="text">
      <style:text-properties fo:color="#7f7f7f" officeooo:rsid="000cf361"/>
    </style:style>
    <style:style style:name="T13" style:family="text">
      <style:text-properties officeooo:rsid="000b9888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fo:language="de" fo:country="DE" style:font-name-complex="Arial2"/>
    </style:style>
    <style:style style:name="T16" style:family="text">
      <style:text-properties style:use-window-font-color="true" fo:language="de" fo:country="DE" officeooo:rsid="00120e89" style:font-name-complex="Arial2"/>
    </style:style>
    <style:style style:name="T17" style:family="text">
      <style:text-properties style:use-window-font-color="true" style:font-name-complex="Arial2"/>
    </style:style>
    <style:style style:name="T18" style:family="text">
      <style:text-properties style:use-window-font-color="true" officeooo:rsid="00546457" style:font-name-complex="Arial2"/>
    </style:style>
    <style:style style:name="T19" style:family="text">
      <style:text-properties style:use-window-font-color="true" officeooo:rsid="00120e89" style:font-name-complex="Arial2"/>
    </style:style>
    <style:style style:name="T20" style:family="text">
      <style:text-properties style:use-window-font-color="true" officeooo:rsid="00295392" style:font-name-complex="Arial2"/>
    </style:style>
    <style:style style:name="T21" style:family="text">
      <style:text-properties style:use-window-font-color="true" officeooo:rsid="005f1454" style:font-name-complex="Arial2"/>
    </style:style>
    <style:style style:name="T22" style:family="text">
      <style:text-properties style:use-window-font-color="true" officeooo:rsid="00656312" style:font-name-complex="Arial2"/>
    </style:style>
    <style:style style:name="T23" style:family="text">
      <style:text-properties style:use-window-font-color="true" officeooo:rsid="00120e89"/>
    </style:style>
    <style:style style:name="T24" style:family="text">
      <style:text-properties style:use-window-font-color="true" officeooo:rsid="003528c9"/>
    </style:style>
    <style:style style:name="T25" style:family="text">
      <style:text-properties style:use-window-font-color="true" officeooo:rsid="00401779"/>
    </style:style>
    <style:style style:name="T26" style:family="text">
      <style:text-properties style:use-window-font-color="true" officeooo:rsid="0040b047"/>
    </style:style>
    <style:style style:name="T27" style:family="text">
      <style:text-properties style:use-window-font-color="true" officeooo:rsid="0061e722"/>
    </style:style>
    <style:style style:name="T28" style:family="text">
      <style:text-properties style:use-window-font-color="true" officeooo:rsid="0065ce1c"/>
    </style:style>
    <style:style style:name="T29" style:family="text">
      <style:text-properties style:use-window-font-color="true" officeooo:rsid="00664b8d"/>
    </style:style>
    <style:style style:name="T30" style:family="text">
      <style:text-properties style:use-window-font-color="true" style:font-name="DejaVu Sans1" fo:background-color="#ffffff" loext:char-shading-value="0" style:font-name-complex="Arial2"/>
    </style:style>
    <style:style style:name="T31" style:family="text">
      <style:text-properties style:use-window-font-color="true" style:font-name="DejaVu Sans1" officeooo:rsid="00656312" fo:background-color="#ffffff" loext:char-shading-value="0" style:font-name-complex="Arial2"/>
    </style:style>
    <style:style style:name="T32" style:family="text">
      <style:text-properties style:use-window-font-color="true" style:font-name="DejaVu Sans1" officeooo:rsid="00546457" fo:background-color="#ffffff" loext:char-shading-value="0" style:font-name-complex="Arial2"/>
    </style:style>
    <style:style style:name="T33" style:family="text">
      <style:text-properties style:use-window-font-color="true" style:font-name="DejaVu Sans1" officeooo:rsid="005f1454" fo:background-color="#ffffff" loext:char-shading-value="0" style:font-name-complex="Arial2"/>
    </style:style>
    <style:style style:name="T34" style:family="text">
      <style:text-properties style:use-window-font-color="true" style:font-name="DejaVu Sans1" officeooo:rsid="00120e89" fo:background-color="#ffffff" loext:char-shading-value="0" style:font-name-complex="Arial2"/>
    </style:style>
    <style:style style:name="T35" style:family="text">
      <style:text-properties style:use-window-font-color="true" style:font-name="DejaVu Sans1" officeooo:rsid="00295392" fo:background-color="#ffffff" loext:char-shading-value="0" style:font-name-complex="Arial2"/>
    </style:style>
    <style:style style:name="T36" style:family="text">
      <style:text-properties style:use-window-font-color="true" style:font-name="DejaVu Sans1" fo:language="de" fo:country="DE" fo:background-color="#ffffff" loext:char-shading-value="0" style:font-name-complex="Arial2"/>
    </style:style>
    <style:style style:name="T37" style:family="text">
      <style:text-properties style:use-window-font-color="true" style:font-name="DejaVu Sans1" fo:language="de" fo:country="DE" officeooo:rsid="00120e89" fo:background-color="#ffffff" loext:char-shading-value="0" style:font-name-complex="Arial2"/>
    </style:style>
    <style:style style:name="T38" style:family="text">
      <style:text-properties officeooo:rsid="001be98d"/>
    </style:style>
    <style:style style:name="T39" style:family="text">
      <style:text-properties officeooo:rsid="003528c9"/>
    </style:style>
    <style:style style:name="T40" style:family="text">
      <style:text-properties officeooo:rsid="003ad953"/>
    </style:style>
    <style:style style:name="T41" style:family="text">
      <style:text-properties style:font-name-complex="Arial2"/>
    </style:style>
    <style:style style:name="T42" style:family="text">
      <style:text-properties officeooo:rsid="0065ce1c" style:font-name-complex="Arial2"/>
    </style:style>
    <style:style style:name="T43" style:family="text">
      <style:text-properties fo:color="#000000" style:font-name="DejaVu Sans1" fo:font-size="14pt" fo:font-weight="bold" style:font-size-asian="14pt" style:font-weight-asian="bold" style:font-name-complex="Arial2" style:font-size-complex="14pt"/>
    </style:style>
    <style:style style:name="T44" style:family="text">
      <style:text-properties fo:color="#000000" style:font-name="DejaVu Sans1" fo:font-size="14pt" fo:font-weight="bold" officeooo:rsid="000fba91" style:font-size-asian="14pt" style:font-weight-asian="bold" style:font-name-complex="Arial2" style:font-size-complex="14pt"/>
    </style:style>
    <style:style style:name="T45" style:family="text">
      <style:text-properties fo:color="#000000" style:font-name="DejaVu Sans1" fo:font-size="14pt" fo:font-weight="bold" officeooo:rsid="0061e722" style:font-size-asian="14pt" style:font-weight-asian="bold" style:font-name-complex="Arial2" style:font-size-complex="14pt"/>
    </style:style>
    <style:style style:name="T46" style:family="text">
      <style:text-properties fo:color="#000000" style:font-name="DejaVu Sans1" fo:font-size="14pt" fo:font-weight="bold" officeooo:rsid="0065ce1c" style:font-size-asian="14pt" style:font-weight-asian="bold" style:font-name-complex="Arial2" style:font-size-complex="14pt"/>
    </style:style>
    <style:style style:name="T47" style:family="text">
      <style:text-properties officeooo:rsid="00535c25"/>
    </style:style>
    <style:style style:name="T48" style:family="text">
      <style:text-properties style:font-name="DejaVu Sans1" fo:background-color="#ffffff" loext:char-shading-value="0" style:font-name-complex="Arial2"/>
    </style:style>
    <style:style style:name="T49" style:family="text">
      <style:text-properties style:font-name="DejaVu Sans1" officeooo:rsid="0065ce1c" fo:background-color="#ffffff" loext:char-shading-value="0" style:font-name-complex="Arial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5">FERCHAU Engineering GmbH</text:p>
      <text:p text:style-name="P15">Stuttgart Automotive</text:p>
      <text:p text:style-name="P15">Herr Dennis Eger</text:p>
      <text:p text:style-name="P15">Max-Eyth-Straße 39</text:p>
      <text:p text:style-name="P15">71088 Holzgerlingen</text:p>
      <text:p text:style-name="P14">Germany</text:p>
      <text:p text:style-name="P2"/>
      <text:p text:style-name="P12"><text:span text:style-name="T47">29</text:span>.0<text:span text:style-name="T13">3</text:span>.<text:span text:style-name="T13">2018</text:span></text:p>
      <text:p text:style-name="P16"><text:span text:style-name="T44">B</text:span><text:span text:style-name="T43">ewerbung </text:span><text:span text:style-name="T44">um dei </text:span><text:span text:style-name="T46">Position als</text:span></text:p>
      <text:h text:style-name="P21" text:outline-level="2"><text:span text:style-name="T46">Testingenieur Automotive (m/w) Hardware in the Loop (HiL)</text:span></text:h>
      <text:p text:style-name="P20"/>
      <text:p text:style-name="P9">Sehr gee<text:span text:style-name="T14">hrte </text:span><text:span text:style-name="T29">Herr</text:span><text:span text:style-name="T28"> </text:span><text:span text:style-name="T29">Dennis Eger</text:span><text:span text:style-name="T14">,</text:span></text:p>
      <text:p text:style-name="P8"/>
      <text:p text:style-name="P17"><text:span text:style-name="T48">über die Internetse</text:span><text:span text:style-name="T30">ite www.</text:span><text:span text:style-name="T31">stepstone</text:span><text:span text:style-name="T32">.de</text:span><text:span text:style-name="T30"> bin ich auf Ihre Stellenanzeige vom </text:span><text:span text:style-name="T32">2</text:span><text:span text:style-name="T33">9</text:span><text:span text:style-name="T34">.0</text:span><text:span text:style-name="T35">3</text:span><text:span text:style-name="T34">.</text:span><text:span text:style-name="T35">2018</text:span><text:span text:style-name="T30"> aufmerksam geworden. Durch meine mehr als </text:span><text:span text:style-name="T34">8-jährige</text:span><text:span text:style-name="T30"> Berufserfahrung in der </text:span><text:span text:style-name="T37">Automobilindustrie, spezialisiert auf Modellentwicklung, Testautomatisierung</text:span><text:span text:style-name="T36"> </text:span><text:span text:style-name="T30">und die kontinuierliche, selbständige Weiterbildung bin ich davon überzeugt, die mit der herausf</text:span><text:span text:style-name="T48">ordernden Stelle </text:span><text:span text:style-name="T49">als </text:span><text:span text:style-name="T42">Testingenieur Automotive (m/w) Hardware in the Loop (HiL)</text:span><text:span text:style-name="T48"> verbundenen Anforderungen zu Ihrer Zufriedenheit erfüllen zu können. Daher bewerbe ich mich hiermit gerne bei Ihrem renommierten Unternehmen.</text:span></text:p>
      <text:p text:style-name="P8"/>
      <text:p text:style-name="P8">Mittlerweile arbeite ich seit mehr als <text:span text:style-name="T23">acht</text:span> Jahren in der <text:span text:style-name="T23">Steuergeräte-Software und</text:span><text:span text:style-name="T38"> </text:span><text:span text:style-name="T23">Testentwicklung</text:span>. In meiner aktuellen Position als <text:span text:style-name="T23">Senior Technical Lead</text:span> hatte ich die Möglichkeit, bei der <text:span text:style-name="T23">Steuergeräte-Software und Testentwicklung</text:span> <text:span text:style-name="T39">in der</text:span> <text:span text:style-name="T23">Gesamt Steuergeräte Entwicklung</text:span><text:span text:style-name="T24"> </text:span><text:span text:style-name="T23">prozesse .</text:span><text:span text:style-name="T25"> </text:span><text:span text:style-name="T26">Ich könnte auch mehrere Tools mit verschiedenen Technologien entwickeln, um die Gesamteffizienz des Prozesses zu verbessern</text:span></text:p>
      <text:p text:style-name="P10"/>
      <text:p text:style-name="P8">Eine hohe Einsatzbereitschaft sowie sorgfältiges aber effektives Arbeiten bei der <text:span text:style-name="T23">Steuergeräte-Software und</text:span><text:span text:style-name="T38"> </text:span><text:span text:style-name="T23">Testentwicklung</text:span> ist für mich die Grundlage, um die dort gesteckten Unternehmensziele zu erreichen. <text:span text:style-name="T40">D</text:span>ie Motivation, stetig besser zu werden, an und bildet damit die Grundlage für ein erfolgreiches Arbeiten in Ihrem Unternehmen. Bei der <text:span text:style-name="T23">Steuergeräte-Software und</text:span><text:span text:style-name="T38"> </text:span><text:span text:style-name="T23">Testentwicklung</text:span> reizt es mich als leidenschaftlicher <text:span text:style-name="T23">Entwickler</text:span><text:span text:style-name="T40">,</text:span> die mir übertragenen Aufgaben bei der konstruktiven Arbeit im Team zu erledigen.</text:p>
      <text:p text:style-name="P5"/>
      <text:p text:style-name="P5">Mein Ziel ist es, die angeeigneten Fähigkeiten gewinnbringend in Ihrem Unternehmen einzusetzen und mich dabei selbst kontinuierlich weiterzuentwickeln, um stets ein leistungsfähiger Mitarbeiter in Ihrem Unternehmen zu sein.</text:p>
      <text:p text:style-name="P5"/>
      <text:p text:style-name="P5">Gerne überzeuge ich Sie bei einem persönlichen Vorstellungsgespräch von meinen Fähigkeiten.</text:p>
      <text:p text:style-name="P5"/>
      <text:p text:style-name="P5">Mit freundlichen Grüßen</text:p>
      <text:p text:style-name="P13"/>
      <text:p text:style-name="P6">Vishnu Vasan Nehru</text:p>
      <text:p text:style-name="P5"/>
      <text:p text:style-name="P7">Anla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DejaVu Sans" fo:font-family="'DejaVu Sans'" style:font-style-name="Book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2" style:font-family-asian="'DejaVu Sans'" style:font-family-generic-asian="system" style:font-pitch-asian="variable" style:font-size-asian="24pt" style:font-weight-asian="bold" style:font-name-complex="DejaVu Sans2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2" style:font-family-asian="'DejaVu Sans'" style:font-family-generic-asian="system" style:font-pitch-asian="variable" style:font-size-asian="18pt" style:font-weight-asian="bold" style:font-name-complex="DejaVu Sans2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736in" fo:margin-left="2.6382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958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.4583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.458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9583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6.4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9583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2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16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16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7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165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 style:master-page-name="First_20_Page">
      <style:paragraph-properties fo:line-height="100%" fo:text-align="center" style:justify-single-word="false" style:page-number="auto"/>
      <style:text-properties officeooo:paragraph-rsid="004d294b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DejaVu Sans1" fo:font-size="8pt" officeooo:paragraph-rsid="004d294b" style:font-size-asian="8pt" style:font-name-complex="Arial2" style:font-size-complex="8pt"/>
    </style:style>
    <style:style style:name="MT1" style:family="text">
      <style:text-properties officeooo:rsid="0009f73b"/>
    </style:style>
    <style:style style:name="MT2" style:family="text">
      <style:text-properties officeooo:rsid="000cf361"/>
    </style:style>
    <style:style style:name="MT3" style:family="text">
      <style:text-properties fo:color="#7f7f7f" style:font-name="Arial1" fo:font-size="9pt" style:font-size-asian="9pt" style:font-name-complex="Arial2" style:font-size-complex="9pt"/>
    </style:style>
    <style:style style:name="MT4" style:family="text">
      <style:text-properties fo:color="#7f7f7f" style:font-name="DejaVu Sans1" fo:font-size="8pt" officeooo:rsid="0009f73b" style:font-size-asian="8pt" style:font-name-complex="Arial2" style:font-size-complex="8pt"/>
    </style:style>
    <style:style style:name="MT5" style:family="text">
      <style:text-properties fo:color="#7f7f7f" style:font-name="DejaVu Sans1" fo:font-size="8pt" style:font-size-asian="8pt" style:font-name-complex="Arial2" style:font-size-complex="8pt"/>
    </style:style>
    <style:style style:name="MT6" style:family="text">
      <style:text-properties fo:color="#7f7f7f" style:font-name="DejaVu Sans1" fo:font-size="5pt" style:font-size-asian="5pt" style:font-name-complex="Arial2" style:font-size-complex="5pt"/>
    </style:style>
    <style:style style:name="MT7" style:family="text">
      <style:text-properties fo:color="#7f7f7f" style:font-name="DejaVu Sans1" fo:font-size="6pt" style:font-size-asian="6pt" style:font-name-complex="Arial2" style:font-size-complex="6pt"/>
    </style:style>
    <style:style style:name="MT8" style:family="text">
      <style:text-properties fo:color="#7f7f7f" officeooo:rsid="0009f73b"/>
    </style:style>
    <style:style style:name="MT9" style:family="text">
      <style:text-properties fo:color="#7f7f7f"/>
    </style:style>
    <style:style style:name="MT10" style:family="text">
      <style:text-properties fo:color="#7f7f7f" fo:font-size="5pt" style:font-size-asian="5pt" style:font-size-complex="5pt"/>
    </style:style>
    <style:style style:name="MT11" style:family="text">
      <style:text-properties fo:color="#7f7f7f" fo:font-size="6pt" style:font-size-asian="6pt" style:font-size-complex="6pt"/>
    </style:style>
    <style:style style:name="MT12" style:family="text">
      <style:text-properties fo:color="#7f7f7f" officeooo:rsid="000cf361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ishnu Vasan Nehru</text:span> ● <text:span text:style-name="MT1">B10 New Housing Unit</text:span> ● <text:span text:style-name="MT1">614001</text:span> <text:span text:style-name="MT1">Mannargudi, India</text:span></text:p>
        <text:p text:style-name="MP2"><text:span text:style-name="MT1">+91 88611 94875</text:span> ● <text:span text:style-name="MT2">Vishnuvasan@Vishnuvasan.com</text:span></text:p>
      </style:header>
      <style:footer>
        <text:p text:style-name="MP3"><text:span text:style-name="MT3">Seite </text:span><text:page-number style:num-format="1" text:select-page="current">2</text:page-number><text:span text:style-name="MT3"> von </text:span><text:page-count style:num-format="1"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Vishnu Vasan Nehru</text:span><text:span text:style-name="MT5"> </text:span><text:span text:style-name="MT6">●</text:span><text:span text:style-name="MT7"> <text:s/></text:span><text:span text:style-name="MT4">B10 New Housing Unit</text:span><text:span text:style-name="MT5"> </text:span><text:span text:style-name="MT6">●</text:span><text:span text:style-name="MT7"> </text:span><text:span text:style-name="MT4">614001</text:span><text:span text:style-name="MT5"> </text:span><text:span text:style-name="MT4">Mannargudi, India</text:span></text:p>
        <text:p text:style-name="MP5"><text:span text:style-name="MT8">+91 88611 94875</text:span><text:span text:style-name="MT9"> </text:span><text:span text:style-name="MT10">●</text:span><text:span text:style-name="MT11"> <text:s/></text:span><text:span text:style-name="MT12">Vishnuvasan@Vishnuvasan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5</meta:editing-cycles>
    <meta:creation-date>2018-03-11T13:28:57.677996612</meta:creation-date>
    <meta:editing-duration>PT2H54M56S</meta:editing-duration>
    <meta:generator>LibreOffice/5.3.7.2.0$Linux_X86_64 LibreOffice_project/30$Build-2</meta:generator>
    <dc:subject>Bewerbung - Vishnu Vasan Nehru</dc:subject>
    <dc:title>Vishnu_Vasan_Nehru_DE_Cover_Letter</dc:title>
    <dc:date>2018-03-29T06:30:06.100327418</dc:date>
    <meta:document-statistic meta:table-count="0" meta:image-count="0" meta:object-count="0" meta:page-count="1" meta:paragraph-count="23" meta:word-count="303" meta:character-count="2308" meta:non-whitespace-character-count="20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cense">Bewerbung.co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ewerbung-vorlage" xlink:href="../../../../../Templates/Business%20Correspondence/bewerbung-vorlage.ott" meta:date="2018-03-11T13:28:54.570219561"/>
  </office:meta>
</office:document-meta>
</file>